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style:font-name="arial" fo:font-size="11pt" style:font-size-asian="11pt" style:font-size-complex="11pt"/>
    </style:style>
    <style:style style:name="P4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5"><text:span text:style-name="T8">do text</text:span></text:p><text:p text:style-name="P5"><text:span text:style-name="T8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4">Titre du document</text:p>
      <text:p text:style-name="P3"/>
      <text:p text:style-name="P3"><office:annotation><dc:creator>Gauthier Bastien</dc:creator><dc:date>2011-01-13T14:56:41</dc:date><text:p text:style-name="P5"><text:span text:style-name="T8">do text</text:span></text:p><text:p text:style-name="P5"><text:span text:style-name="T8">from document(at=reference, format='odt')</text:span></text:p></office:annotation>Import depuis reference.odt</text:p>
      <text:p text:style-name="P3"/>
      <text:p text:style-name="P3"><office:annotation><dc:creator>Gauthier Bastien</dc:creator><dc:date>2011-02-16T16:12:24</dc:date><text:p text:style-name="P5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5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3"><text:span text:style-name="T4">Situation :</text:span> <text:text-input text:description="Situation des travaux">self.getWorkLocationSignaletic()</text:text-input></text:p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1T10:50:30.764177558</dc:date>
    <dc:language>fr-FR</dc:language>
    <meta:editing-cycles>57</meta:editing-cycles>
    <meta:editing-duration>P1DT8H2M39S</meta:editing-duration>
    <meta:document-statistic meta:table-count="0" meta:image-count="0" meta:object-count="0" meta:page-count="1" meta:paragraph-count="9" meta:word-count="32" meta:character-count="261" meta:non-whitespace-character-count="245"/>
    <meta:user-defined meta:name="Info 1"/>
    <meta:user-defined meta:name="Info 2"/>
    <meta:user-defined meta:name="Info 3"/>
    <meta:user-defined meta:name="Info 4"/>
  </office:meta>
</office:document-meta>
</file>